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3000000B445DE97F92FC2E4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198cm" svg:x="0.055cm" svg:y="0.328cm">
          <draw:image xlink:href="Pictures/1000000000000283000000B445DE97F92FC2E4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09:50:19.503000000</dc:date>
    <meta:editing-duration>PT2M26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